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98c4d" officeooo:paragraph-rsid="00198c4d"/>
    </style:style>
    <style:style style:name="P2" style:family="paragraph" style:parent-style-name="Standard">
      <style:paragraph-properties fo:line-height="200%" fo:text-align="start" style:justify-single-word="false"/>
      <style:text-properties officeooo:rsid="00198c4d" officeooo:paragraph-rsid="00198c4d"/>
    </style:style>
    <style:style style:name="T1" style:family="text">
      <style:text-properties officeooo:rsid="001a9b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4318 – Homework 2</text:p>
      <text:p text:style-name="P2"/>
      <text:p text:style-name="P2"><text:tab/><text:span text:style-name="T1">The program should ask a person’s age and then the program will print whether the person is an adult or child. Adults are who are older than 19, children are who are 19 or younger than 19. Also, children are grouped. One of them is adolescents who are between 10 and 19, the other group is infants who are younger than 1.</text:span></text:p>
      <text:p text:style-name="P2"><text:tab/><text:span text:style-name="T1">I wrote as input “Age”. Then, I made classification by using if clause with clarifying age ranges. Finally, the program was ready. When writing any age, it prints which range the person i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8T19:27:52.822000000</meta:creation-date>
    <dc:date>2019-10-08T19:56:12.892000000</dc:date>
    <meta:editing-duration>PT7M7S</meta:editing-duration>
    <meta:editing-cycles>1</meta:editing-cycles>
    <meta:document-statistic meta:table-count="0" meta:image-count="0" meta:object-count="0" meta:page-count="1" meta:paragraph-count="3" meta:word-count="98" meta:character-count="531" meta:non-whitespace-character-count="433"/>
    <meta:generator>LibreOffice/6.3.2.2$Windows_X86_64 LibreOffice_project/98b30e735bda24bc04ab42594c85f7fd8be07b9c</meta:generator>
  </office:meta>
</office:document-meta>
</file>